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112cm" fo:margin-left="0cm" table:align="left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4.882cm"/>
    </style:style>
    <style:style style:name="Tabela1.C" style:family="table-column">
      <style:table-column-properties style:column-width="3.607cm"/>
    </style:style>
    <style:style style:name="Tabela1.D" style:family="table-column">
      <style:table-column-properties style:column-width="3.2cm"/>
    </style:style>
    <style:style style:name="Tabela1.E" style:family="table-column">
      <style:table-column-properties style:column-width="3.4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90ed"/>
    </style:style>
    <style:style style:name="P2" style:family="paragraph" style:parent-style-name="Table_20_Contents">
      <style:text-properties officeooo:rsid="001fca39" officeooo:paragraph-rsid="001fca39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ca39" officeooo:paragraph-rsid="001fca3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1fca39" officeooo:paragraph-rsid="001fca39" style:font-weight-asian="bold" style:font-weight-complex="bold"/>
    </style:style>
    <style:style style:name="P5" style:family="paragraph" style:parent-style-name="Table_20_Contents">
      <style:text-properties officeooo:rsid="00214cf4" officeooo:paragraph-rsid="00214cf4"/>
    </style:style>
    <style:style style:name="P6" style:family="paragraph" style:parent-style-name="Standard">
      <style:text-properties officeooo:rsid="00231f22" officeooo:paragraph-rsid="00231f22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231f22" officeooo:paragraph-rsid="00235e32"/>
    </style:style>
    <style:style style:name="P8" style:family="paragraph" style:parent-style-name="Standard">
      <style:paragraph-properties fo:text-align="justify" style:justify-single-word="false"/>
      <style:text-properties fo:language="pt" fo:country="BR" fo:font-weight="normal" officeooo:rsid="00235e32" officeooo:paragraph-rsid="00235e32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603e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99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5e3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<text:span text:style-name="T2">2</text:span><text:span text:style-name="T1">. </text:span><text:span text:style-name="T2">Lista de Características – (Descrição de cada Característica)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2" office:value-type="string">
            <text:p text:style-name="P4">Característica</text:p>
          </table:table-cell>
          <table:covered-table-cell/>
          <table:table-cell table:style-name="Tabela1.A1" office:value-type="string">
            <text:p text:style-name="P3">Prioridade</text:p>
          </table:table-cell>
          <table:table-cell table:style-name="Tabela1.A1" office:value-type="string">
            <text:p text:style-name="P3">Esforço</text:p>
          </table:table-cell>
          <table:table-cell table:style-name="Tabela1.E1" office:value-type="string">
            <text:p text:style-name="P3">Risco</text:p>
          </table:table-cell>
        </table:table-row>
        <table:table-row>
          <table:table-cell table:style-name="Tabela1.A2" office:value-type="string">
            <text:p text:style-name="P2">Característica 1:</text:p>
          </table:table-cell>
          <table:table-cell table:style-name="Tabela1.A2" office:value-type="string">
            <text:p text:style-name="P2">Gerenciar estoque</text:p>
          </table:table-cell>
          <table:table-cell table:style-name="Tabela1.A2" office:value-type="string">
            <text:p text:style-name="P2">Crítica</text:p>
          </table:table-cell>
          <table:table-cell table:style-name="Tabela1.A2" office:value-type="string">
            <text:p text:style-name="P2">Alto</text:p>
          </table:table-cell>
          <table:table-cell table:style-name="Tabela1.E2" office:value-type="string">
            <text:p text:style-name="P2">Alto</text:p>
          </table:table-cell>
        </table:table-row>
        <table:table-row>
          <table:table-cell table:style-name="Tabela1.A2" office:value-type="string">
            <text:p text:style-name="P2">Característica 2:</text:p>
          </table:table-cell>
          <table:table-cell table:style-name="Tabela1.A2" office:value-type="string">
            <text:p text:style-name="P5">Controlar gastos e lucros</text:p>
          </table:table-cell>
          <table:table-cell table:style-name="Tabela1.A2" office:value-type="string">
            <text:p text:style-name="P5">Crítica</text:p>
          </table:table-cell>
          <table:table-cell table:style-name="Tabela1.A2" office:value-type="string">
            <text:p text:style-name="P5">Alto</text:p>
          </table:table-cell>
          <table:table-cell table:style-name="Tabela1.E2" office:value-type="string">
            <text:p text:style-name="P5">Alto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Cadastro de cliente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Sistema gerenciador de estoqu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Sistema para controlar os gastos e lucro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Programa de cálculo automático após a inserção de valore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>O sistema a ser desenvolvido deverá ter as seguintes características:</text:p>
      <text:p text:style-name="P6"/>
      <text:p text:style-name="P7"><text:span text:style-name="T4">Sistema </text:span><text:span text:style-name="T3">Gerencia</text:span><text:span text:style-name="T4">dor </text:span><text:span text:style-name="T3">de estoque</text:span>: <text:span text:style-name="T5">o cliente informou que esta é a principal função que o sistema deverá possuir, pois atualmente o controle do estoque é feita de forma apenas visual, pelo próprio cliente e por funcionários. Com a informatização, o cliente terá maior controle do estoque, pois os produtos serão cadastrados quando de suas aquisições e conforme forem vendidos individualmente, ou utilizados no preparo de alimentos, o sistema dê a baixa no estoque, e quando </text:span><text:span text:style-name="T6">atingir uma quantidade preestabelecida, emita um aviso para o cliente.</text:span></text:p>
      <text:p text:style-name="P8"/>
      <text:p text:style-name="P8">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8:05:30.904363329</meta:creation-date>
    <dc:date>2018-10-23T11:30:17.721295373</dc:date>
    <meta:editing-duration>PT1H2M37S</meta:editing-duration>
    <meta:editing-cycles>5</meta:editing-cycles>
    <meta:generator>LibreOffice/5.2.7.2$Linux_X86_64 LibreOffice_project/20m0$Build-2</meta:generator>
    <meta:document-statistic meta:table-count="1" meta:image-count="0" meta:object-count="0" meta:page-count="1" meta:paragraph-count="22" meta:word-count="146" meta:character-count="966" meta:non-whitespace-character-count="839"/>
  </office:meta>
</office:document-meta>
</file>